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PS" svg:font-family="SymbolPS" style:font-family-generic="roman" style:font-pitch="variable" style:font-charset="x-symbol"/>
    <style:font-face style:name="StarSymbol" svg:font-family="StarSymbol, 'Arial Unicode MS'"/>
    <style:font-face style:name="Lohit Tamil" svg:font-family="'Lohit Tamil'"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padding="0.049cm" fo:border-left="none" fo:border-right="none" fo:border-top="none" fo:border-bottom="0.002cm solid #000000" style:shadow="non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fo:padding="0.049cm" fo:border-left="none" fo:border-right="none" fo:border-top="0.002cm solid #000000" fo:border-bottom="none" style:shadow="none"/>
      <style:text-properties fo:font-style="italic" fo:font-weight="bold" style:font-style-asian="italic" style:font-weight-asian="bold" style:font-style-complex="italic" style:font-weight-complex="bold"/>
    </style:style>
    <style:style style:name="P3" style:family="paragraph" style:parent-style-name="Standard">
      <style:paragraph-properties fo:text-align="start" style:justify-single-word="false">
        <style:tab-stops>
          <style:tab-stop style:position="0cm"/>
          <style:tab-stop style:position="1.958cm"/>
        </style:tab-stops>
      </style:paragraph-properties>
      <style:text-properties style:text-underline-style="none" fo:font-weight="normal" style:font-weight-asian="normal" style:font-weight-complex="normal"/>
    </style:style>
    <style:style style:name="P4" style:family="paragraph" style:parent-style-name="Standard">
      <style:paragraph-properties fo:margin-top="0.071cm" fo:margin-bottom="0.071cm">
        <style:tab-stops>
          <style:tab-stop style:position="2.223cm"/>
          <style:tab-stop style:position="2.381cm"/>
          <style:tab-stop style:position="3.175cm" style:type="right"/>
        </style:tab-stops>
      </style:paragraph-properties>
    </style:style>
    <style:style style:name="P5" style:family="paragraph" style:parent-style-name="normal">
      <style:paragraph-properties fo:margin-top="0.071cm" fo:margin-bottom="0.071cm">
        <style:tab-stops>
          <style:tab-stop style:position="2.223cm"/>
          <style:tab-stop style:position="2.381cm"/>
          <style:tab-stop style:position="3.175cm" style:type="right"/>
        </style:tab-stops>
      </style:paragraph-properties>
    </style:style>
    <style:style style:name="P6" style:family="paragraph" style:parent-style-name="normal">
      <style:paragraph-properties fo:margin-top="0.071cm" fo:margin-bottom="0.071cm">
        <style:tab-stops>
          <style:tab-stop style:position="3.175cm"/>
        </style:tab-stops>
      </style:paragraph-properties>
    </style:style>
    <style:style style:name="P7" style:family="paragraph" style:parent-style-name="normal">
      <style:paragraph-properties fo:margin-top="0.071cm" fo:margin-bottom="0.071cm">
        <style:tab-stops>
          <style:tab-stop style:position="1.111cm"/>
          <style:tab-stop style:position="3.969cm" style:type="right"/>
        </style:tab-stops>
      </style:paragraph-properties>
    </style:style>
    <style:style style:name="P8" style:family="paragraph" style:parent-style-name="normal">
      <style:paragraph-properties fo:margin-top="0.035cm" fo:margin-bottom="0.035cm">
        <style:tab-stops>
          <style:tab-stop style:position="5.08cm"/>
          <style:tab-stop style:position="5.715cm"/>
          <style:tab-stop style:position="6.668cm"/>
          <style:tab-stop style:position="10.319cm"/>
          <style:tab-stop style:position="10.478cm"/>
        </style:tab-stops>
      </style:paragraph-properties>
    </style:style>
    <style:style style:name="P9" style:family="paragraph" style:parent-style-name="normal">
      <style:paragraph-properties fo:margin-top="0.035cm" fo:margin-bottom="0.035cm">
        <style:tab-stops>
          <style:tab-stop style:position="2.223cm"/>
          <style:tab-stop style:position="3.175cm"/>
          <style:tab-stop style:position="4.604cm" style:type="right"/>
          <style:tab-stop style:position="10.319cm"/>
        </style:tab-stops>
      </style:paragraph-properties>
    </style:style>
    <style:style style:name="P10" style:family="paragraph" style:parent-style-name="normal">
      <style:paragraph-properties fo:margin-top="0.176cm" fo:margin-bottom="0.141cm">
        <style:tab-stops>
          <style:tab-stop style:position="4.763cm"/>
          <style:tab-stop style:position="10.319cm"/>
        </style:tab-stops>
      </style:paragraph-properties>
    </style:style>
    <style:style style:name="P11" style:family="paragraph" style:parent-style-name="normal">
      <style:paragraph-properties fo:margin-top="0.141cm" fo:margin-bottom="0.212cm">
        <style:tab-stops>
          <style:tab-stop style:position="3.969cm"/>
          <style:tab-stop style:position="4.128cm" style:type="right"/>
          <style:tab-stop style:position="10.319cm"/>
        </style:tab-stops>
      </style:paragraph-properties>
    </style:style>
    <style:style style:name="P12" style:family="paragraph" style:parent-style-name="normal">
      <style:paragraph-properties fo:margin-top="0.141cm" fo:margin-bottom="0.212cm">
        <style:tab-stops>
          <style:tab-stop style:position="10.319cm"/>
          <style:tab-stop style:position="10.478cm"/>
        </style:tab-stops>
      </style:paragraph-properties>
    </style:style>
    <style:style style:name="P13" style:family="paragraph" style:parent-style-name="normal">
      <style:paragraph-properties fo:margin-top="0.212cm" fo:margin-bottom="0.212cm">
        <style:tab-stops>
          <style:tab-stop style:position="2.223cm"/>
          <style:tab-stop style:position="2.381cm"/>
          <style:tab-stop style:position="3.175cm" style:type="right"/>
        </style:tab-stops>
      </style:paragraph-properties>
    </style:style>
    <style:style style:name="P14" style:family="paragraph" style:parent-style-name="normal">
      <style:paragraph-properties fo:margin-top="0.212cm" fo:margin-bottom="0.212cm">
        <style:tab-stops>
          <style:tab-stop style:position="2.223cm"/>
          <style:tab-stop style:position="2.381cm"/>
          <style:tab-stop style:position="3.175cm" style:type="right"/>
        </style:tab-stops>
      </style:paragraph-properties>
      <style:text-properties fo:color="#000000"/>
    </style:style>
    <style:style style:name="P15" style:family="paragraph" style:parent-style-name="normal">
      <style:paragraph-properties fo:margin-top="0.212cm" fo:margin-bottom="0.212cm">
        <style:tab-stops>
          <style:tab-stop style:position="2.223cm"/>
          <style:tab-stop style:position="2.381cm"/>
          <style:tab-stop style:position="3.175cm" style:type="right"/>
        </style:tab-stops>
      </style:paragraph-properties>
      <style:text-properties style:font-name="Lohit Tamil" style:font-name-complex="Lohit Tamil"/>
    </style:style>
    <style:style style:name="P16" style:family="paragraph" style:parent-style-name="normal">
      <style:paragraph-properties fo:margin-top="0.212cm" fo:margin-bottom="0.212cm">
        <style:tab-stops>
          <style:tab-stop style:position="2.223cm"/>
          <style:tab-stop style:position="2.381cm"/>
          <style:tab-stop style:position="3.175cm" style:type="right"/>
        </style:tab-stops>
      </style:paragraph-properties>
      <style:text-properties style:font-name-complex="Lohit Tamil"/>
    </style:style>
    <style:style style:name="P17" style:family="paragraph" style:parent-style-name="normal">
      <style:paragraph-properties fo:margin-top="0.212cm" fo:margin-bottom="0.071cm">
        <style:tab-stops>
          <style:tab-stop style:position="2.223cm"/>
          <style:tab-stop style:position="2.381cm"/>
          <style:tab-stop style:position="3.175cm" style:type="right"/>
        </style:tab-stops>
      </style:paragraph-properties>
      <style:text-properties style:font-name="Lohit Tamil" style:font-name-complex="Lohit Tamil"/>
    </style:style>
    <style:style style:name="P18" style:family="paragraph" style:parent-style-name="Standard" style:master-page-name="Standard">
      <style:paragraph-properties fo:text-align="center" style:justify-single-word="false" style:page-number="auto">
        <style:tab-stops>
          <style:tab-stop style:position="0cm"/>
          <style:tab-stop style:position="1.958cm"/>
        </style:tab-stops>
      </style:paragraph-properties>
      <style:text-properties style:text-underline-style="solid" style:text-underline-width="auto" style:text-underline-color="font-color" fo:font-weight="bold" style:font-weight-asian="bold" style:font-weight-complex="bold"/>
    </style:style>
    <style:style style:name="P19" style:family="paragraph" style:parent-style-name="Standard">
      <style:paragraph-properties fo:text-align="center" style:justify-single-word="false">
        <style:tab-stops>
          <style:tab-stop style:position="0cm"/>
          <style:tab-stop style:position="1.958cm"/>
        </style:tab-stops>
      </style:paragraph-properties>
      <style:text-properties style:text-underline-style="solid" style:text-underline-width="auto" style:text-underline-color="font-color" fo:font-weight="bold" style:font-weight-asian="bold" style:font-name-complex="Lohit Tamil" style:font-weight-complex="bold"/>
    </style:style>
    <style:style style:name="P20" style:family="paragraph" style:parent-style-name="normal" style:list-style-name="WW8Num20">
      <style:paragraph-properties fo:margin-left="1.27cm" fo:margin-right="0cm" fo:margin-top="0.212cm" fo:margin-bottom="0.212cm" fo:text-indent="-0.635cm" style:auto-text-indent="false">
        <style:tab-stops>
          <style:tab-stop style:position="3.493cm"/>
          <style:tab-stop style:position="3.651cm"/>
          <style:tab-stop style:position="4.445cm" style:type="right"/>
        </style:tab-stops>
      </style:paragraph-properties>
    </style:style>
    <style:style style:name="P21" style:family="paragraph" style:parent-style-name="normal" style:list-style-name="WW8Num21">
      <style:paragraph-properties fo:margin-left="1.27cm" fo:margin-right="0cm" fo:margin-top="0.212cm" fo:margin-bottom="0.212cm" fo:text-indent="-0.635cm" style:auto-text-indent="false">
        <style:tab-stops>
          <style:tab-stop style:position="3.493cm"/>
          <style:tab-stop style:position="3.651cm"/>
          <style:tab-stop style:position="4.445cm" style:type="right"/>
        </style:tab-stops>
      </style:paragraph-properties>
    </style:style>
    <style:style style:name="P22" style:family="paragraph" style:parent-style-name="normal" style:list-style-name="WW8Num22">
      <style:paragraph-properties fo:margin-left="1.27cm" fo:margin-right="0cm" fo:margin-top="0.212cm" fo:margin-bottom="0.212cm" fo:text-indent="-0.635cm" style:auto-text-indent="false">
        <style:tab-stops>
          <style:tab-stop style:position="3.493cm"/>
          <style:tab-stop style:position="3.651cm"/>
          <style:tab-stop style:position="4.445cm" style:type="right"/>
        </style:tab-stops>
      </style:paragraph-properties>
    </style:style>
    <style:style style:name="P23" style:family="paragraph" style:parent-style-name="normal" style:list-style-name="WW8Num23">
      <style:paragraph-properties fo:margin-left="1.27cm" fo:margin-right="0cm" fo:margin-top="0.212cm" fo:margin-bottom="0.212cm" fo:text-indent="-0.635cm" style:auto-text-indent="false">
        <style:tab-stops>
          <style:tab-stop style:position="3.493cm"/>
          <style:tab-stop style:position="3.651cm"/>
          <style:tab-stop style:position="4.445cm" style:type="right"/>
        </style:tab-stops>
      </style:paragraph-properties>
    </style:style>
    <style:style style:name="P24" style:family="paragraph" style:parent-style-name="normal" style:list-style-name="WW8Num24">
      <style:paragraph-properties fo:margin-left="1.27cm" fo:margin-right="0cm" fo:margin-top="0.212cm" fo:margin-bottom="0.212cm" fo:text-indent="-0.635cm" style:auto-text-indent="false">
        <style:tab-stops>
          <style:tab-stop style:position="3.493cm"/>
          <style:tab-stop style:position="3.651cm"/>
          <style:tab-stop style:position="4.445cm" style:type="right"/>
        </style:tab-stops>
      </style:paragraph-properties>
    </style:style>
    <style:style style:name="P25" style:family="paragraph" style:parent-style-name="normal" style:list-style-name="WW8Num25">
      <style:paragraph-properties fo:margin-left="1.27cm" fo:margin-right="0cm" fo:margin-top="0.212cm" fo:margin-bottom="0.212cm" fo:text-indent="-0.635cm" style:auto-text-indent="false">
        <style:tab-stops>
          <style:tab-stop style:position="3.493cm"/>
          <style:tab-stop style:position="3.651cm"/>
          <style:tab-stop style:position="4.445cm" style:type="right"/>
        </style:tab-stops>
      </style:paragraph-properties>
    </style:style>
    <style:style style:name="P26" style:family="paragraph">
      <style:paragraph-properties fo:text-align="center" style:writing-mode="lr-tb"/>
      <style:text-properties fo:font-size="24pt"/>
    </style:style>
    <style:style style:name="T1" style:family="text">
      <style:text-properties style:font-name="Symbol"/>
    </style:style>
    <style:style style:name="T2" style:family="text">
      <style:text-properties style:font-name="Wingdings" fo:font-size="14pt" style:font-size-asian="14pt"/>
    </style:style>
    <style:style style:name="T3" style:family="text">
      <style:text-properties style:font-name="Lohit Tamil" style:font-name-complex="Lohit Tamil"/>
    </style:style>
    <style:style style:name="T4" style:family="text">
      <style:text-properties style:font-name="Lohit Tamil" fo:font-weight="bold" style:font-weight-asian="bold" style:font-name-complex="Lohit Tamil"/>
    </style:style>
    <style:style style:name="T5" style:family="text">
      <style:text-properties style:font-name-complex="Lohit Tamil"/>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9">Division</text:p>
      <text:p text:style-name="P19">வகுத்தல்</text:p>
      <text:p text:style-name="P3"/>
      <text:p text:style-name="P5"><text:span text:style-name="T4">உதாரணம்:</text:span> 42915ஐ 83<text:span text:style-name="T5">ஆல் வகுக்கவும்</text:span>.</text:p>
      <text:p text:style-name="P4"/>
      <text:p text:style-name="P8"><text:tab/>14 <text:s text:c="4"/>58 <text:s text:c="3"/>04<text:tab/>42 = 8 <text:span text:style-name="T1"></text:span> 5 + 2</text:p>
      <text:p text:style-name="P9"><draw:line text:anchor-type="char" draw:z-index="1" draw:style-name="gr2" draw:text-style-name="P26" svg:x1="4.826cm" svg:y1="0.933cm" svg:x2="5.334cm" svg:y2="0.425cm"><text:p/></draw:line><draw:line text:anchor-type="char" draw:z-index="2" draw:style-name="gr2" draw:text-style-name="P26" svg:x1="5.588cm" svg:y1="0.933cm" svg:x2="6.096cm" svg:y2="0.425cm"><text:p/></draw:line><draw:line text:anchor-type="char" draw:z-index="3" draw:style-name="gr2" draw:text-style-name="P26" svg:x1="6.35cm" svg:y1="0.933cm" svg:x2="6.858cm" svg:y2="0.425cm"><text:p/></draw:line><text:tab/><text:span text:style-name="T2"></text:span> 3) <text:s text:c="7"/>4 <text:s text:c="6"/>2 <text:s text:c="3"/>9 <text:s text:c="5"/>1 <text:s text:c="5"/>5<text:tab/>29 – 5 <text:span text:style-name="T1"></text:span> 3 + 14</text:p>
      <text:p text:style-name="P10"><draw:line text:anchor-type="char" draw:z-index="0" draw:style-name="gr1" draw:text-style-name="P26" svg:x1="3.556cm" svg:y1="0.762cm" svg:x2="7.366cm" svg:y2="0.762cm"><text:p/></draw:line><text:tab/>2 <text:s text:c="3"/>6 <text:s text:c="5"/>2<text:tab/>14 = 8 <text:span text:style-name="T1"></text:span> 1 + 6</text:p>
      <text:p text:style-name="P11"><text:tab/> <text:s text:c="7"/>5 <text:s text:c="3"/>1 <text:s text:c="6"/>7<text:tab/>61 – 1 <text:span text:style-name="T1"></text:span> 3 = 58</text:p>
      <text:p text:style-name="P12"><text:tab/>58 = 8 <text:span text:style-name="T1"></text:span> 7 + 2</text:p>
      <text:p text:style-name="P12"><text:tab/>25 – 7 <text:span text:style-name="T1"></text:span> 3 = 04</text:p>
      <text:p text:style-name="P17">ஈவு 517 மீதம்04 . நவசேஷ் மூலம் சரிபார்க்கவும்:</text:p>
      <text:p text:style-name="P6"><text:tab/>42915 = 83 × 517 + 04</text:p>
      <text:p text:style-name="P7"><text:span text:style-name="T3"><text:tab/>நவசேஷ் <text:s/></text:span><text:s text:c="5"/>(3) <text:s text:c="4"/>= (2) × (4) + (4)</text:p>
      <text:p text:style-name="P13">If instead of obtaining the quotient and the remainder, we wish to continue the division and obtain the result upto several decimal places, the process can be continued, noting that an arbitrary number of zeros can be appended to the right of dividend after placing a decimal. </text:p>
      <text:p text:style-name="P16">ஈவு, மீதம் காண்பதற்கு பதிலாக, வகுத்தலைத் தொடர்ந்து செய்து பலதசமத் தானங்கள் வரை விடை காணலாம். ஒரு தசமத்திற்குப்பின் ஏதாவது ஒரு எண்ணிக்கையில் பூஜ்யங்களை ஈவுக்குப் பின்னால் சேர்த்துக் கொள்ளலாம்.</text:p>
      <text:p text:style-name="P13">Exercises: Find the quotient accurate to two decimal points</text:p>
      <text:p text:style-name="P15">பயிற்சிகள்: இரண்டு தசம அளவு வரை ஈவைக் கண்டு பிடிக்கவும்</text:p>
      <text:list text:style-name="WW8Num20">
        <text:list-item>
          <text:p text:style-name="P20">96 <text:s/>/ 12</text:p>
        </text:list-item>
      </text:list>
      <text:p text:style-name="P13"/>
      <text:p text:style-name="P13"/>
      <text:list text:style-name="WW8Num21">
        <text:list-item>
          <text:p text:style-name="P21">122 / 53</text:p>
        </text:list-item>
      </text:list>
      <text:p text:style-name="P13"/>
      <text:p text:style-name="P13"/>
      <text:p text:style-name="P13"/>
      <text:p text:style-name="P13"/>
      <text:p text:style-name="P13"><text:soft-page-break/></text:p>
      <text:p text:style-name="P13"/>
      <text:list text:style-name="WW8Num22">
        <text:list-item>
          <text:p text:style-name="P22">223 / 33</text:p>
        </text:list-item>
      </text:list>
      <text:p text:style-name="P13"/>
      <text:p text:style-name="P13"/>
      <text:p text:style-name="P13"/>
      <text:p text:style-name="P13"/>
      <text:list text:style-name="WW8Num23">
        <text:list-item>
          <text:p text:style-name="P23">500 / 91</text:p>
        </text:list-item>
      </text:list>
      <text:p text:style-name="P13"/>
      <text:p text:style-name="P13"/>
      <text:p text:style-name="P13"/>
      <text:p text:style-name="P13"/>
      <text:list text:style-name="WW8Num24">
        <text:list-item>
          <text:p text:style-name="P24">967 / 254 <text:tab/><text:tab/>(Accurate to three decimal places)</text:p>
        </text:list-item>
      </text:list>
      <text:p text:style-name="P13"><text:tab/><text:tab/><text:tab/><text:tab/><text:tab/>(<text:span text:style-name="T5">மூன்று தசம அளவு வரை துல்லியமாக செய்யவும்</text:span>)<text:tab/></text:p>
      <text:p text:style-name="P13"/>
      <text:p text:style-name="P13"/>
      <text:p text:style-name="P13"/>
      <text:p text:style-name="P13"/>
      <text:list text:style-name="WW8Num25">
        <text:list-item>
          <text:p text:style-name="P25">1357 / 8642 <text:tab/>(Accurate to three decimal places)</text:p>
        </text:list-item>
      </text:list>
      <text:p text:style-name="P14"><text:tab/><text:tab/><text:tab/><text:tab/><text:tab/>(<text:span text:style-name="T5">மூன்று தசம அளவு வரை துல்லியமாக செய்யவும்</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PS" svg:font-family="SymbolPS" style:font-family-generic="roman" style:font-pitch="variable" style:font-charset="x-symbol"/>
    <style:font-face style:name="StarSymbol" svg:font-family="StarSymbol, 'Arial Unicode MS'"/>
    <style:font-face style:name="Lohit Tamil" svg:font-family="'Lohit Tamil'"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IN"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ubtitle" style:class="chapter">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class="text" style:default-outline-level="1">
      <style:paragraph-properties fo:margin-left="0cm" fo:margin-right="0cm" fo:text-align="center" style:justify-single-word="false" fo:text-indent="0cm" style:auto-text-indent="false" fo:keep-with-next="always"/>
      <style:text-properties style:text-underline-style="solid" style:text-underline-width="auto" style:text-underline-color="font-color" fo:font-weight="bold" style:font-weight-asian="bold"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normal" style:family="paragraph" style:parent-style-name="Standard"/>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WW8Num3z0" style:family="text">
      <style:text-properties style:font-name="SymbolPS" style:font-name-complex="Times New Roman"/>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2" text:consecutive-numbering="true">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3">
      <text:list-level-style-bullet text:level="1" text:style-name="WW8Num3z0" style:num-suffix="." text:bullet-char="">
        <style:text-properties fo:font-family="Wingdings" style:font-charset="x-symbol"/>
      </text:list-level-style-bullet>
      <text:list-level-style-bullet text:level="2" text:style-name="WW8Num3z1" style:num-suffix="." text:bullet-char="">
        <style:text-properties style:font-name="Wingdings 2"/>
      </text:list-level-style-bullet>
      <text:list-level-style-bullet text:level="3" text:style-name="WW8Num3z2" style:num-suffix="." text:bullet-char="■">
        <style:text-properties style:font-name="StarSymbol"/>
      </text:list-level-style-bullet>
      <text:list-level-style-bullet text:level="4" text:style-name="WW8Num3z0" style:num-suffix="." text:bullet-char="">
        <style:text-properties fo:font-family="Wingdings" style:font-charset="x-symbol"/>
      </text:list-level-style-bullet>
      <text:list-level-style-bullet text:level="5" text:style-name="WW8Num3z1" style:num-suffix="." text:bullet-char="">
        <style:text-properties style:font-name="Wingdings 2"/>
      </text:list-level-style-bullet>
      <text:list-level-style-bullet text:level="6" text:style-name="WW8Num3z2" style:num-suffix="." text:bullet-char="■">
        <style:text-properties style:font-name="StarSymbol"/>
      </text:list-level-style-bullet>
      <text:list-level-style-bullet text:level="7" text:style-name="WW8Num3z0" style:num-suffix="." text:bullet-char="">
        <style:text-properties fo:font-family="Wingdings" style:font-charset="x-symbol"/>
      </text:list-level-style-bullet>
      <text:list-level-style-bullet text:level="8" text:style-name="WW8Num3z1" style:num-suffix="." text:bullet-char="">
        <style:text-properties style:font-name="Wingdings 2"/>
      </text:list-level-style-bullet>
      <text:list-level-style-bullet text:level="9" text:style-name="WW8Num3z2" style:num-suffix="." text:bullet-char="■">
        <style:text-properties style:font-name="StarSymbol"/>
      </text:list-level-style-bullet>
      <text:list-level-style-number text:level="10" style:num-suffix="." style:num-format="1"/>
    </text:list-style>
    <text:list-style style:name="WW8Num4">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5">
      <text:list-level-style-number text:level="1" style:num-suffix="." style:num-format="1" text:start-value="2"/>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6">
      <text:list-level-style-number text:level="1" style:num-suffix="." style:num-format="1" text:start-value="3"/>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7">
      <text:list-level-style-number text:level="1" style:num-suffix="." style:num-format="1" text:start-value="4"/>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8">
      <text:list-level-style-number text:level="1" style:num-suffix="." style:num-format="1" text:start-value="5"/>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9">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10">
      <text:list-level-style-number text:level="1" style:num-suffix="." style:num-format="1" text:start-value="2"/>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11">
      <text:list-level-style-number text:level="1" style:num-suffix="." style:num-format="1" text:start-value="3"/>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12">
      <text:list-level-style-number text:level="1" style:num-suffix="." style:num-format="1" text:start-value="4"/>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13">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14">
      <text:list-level-style-number text:level="1" style:num-suffix="." style:num-format="1" text:start-value="2"/>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15">
      <text:list-level-style-number text:level="1" style:num-suffix="." style:num-format="1" text:start-value="3"/>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16">
      <text:list-level-style-number text:level="1" style:num-suffix="." style:num-format="1" text:start-value="4"/>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17">
      <text:list-level-style-number text:level="1" style:num-suffix="." style:num-format="1" text:start-value="5"/>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18">
      <text:list-level-style-number text:level="1" style:num-suffix="." style:num-format="1" text:start-value="6"/>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19">
      <text:list-level-style-number text:level="1" style:num-suffix="." style:num-format="1" text:start-value="7"/>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20">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21">
      <text:list-level-style-number text:level="1" style:num-suffix="." style:num-format="1" text:start-value="2"/>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22">
      <text:list-level-style-number text:level="1" style:num-suffix="." style:num-format="1" text:start-value="3"/>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23">
      <text:list-level-style-number text:level="1" style:num-suffix="." style:num-format="1" text:start-value="4"/>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24">
      <text:list-level-style-number text:level="1" style:num-suffix="." style:num-format="1" text:start-value="5"/>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25">
      <text:list-level-style-number text:level="1" style:num-suffix="." style:num-format="1" text:start-value="6"/>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0.049cm" fo:border-left="none" fo:border-right="none" fo:border-top="none" fo:border-bottom="0.002cm solid #000000" style:shadow="non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fo:padding="0.049cm" fo:border-left="none" fo:border-right="none" fo:border-top="0.002cm solid #000000" fo:border-bottom="none" style:shadow="none"/>
      <style:text-properties fo:font-style="italic" fo:font-weight="bold" style:font-style-asian="italic" style:font-weight-asian="bold" style:font-style-complex="italic"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dynamic-spacing="true"/>
      </style:header-style>
      <style:footer-style>
        <style:header-footer-properties fo:min-height="0.499cm" fo:margin-left="0cm" fo:margin-right="0cm" fo:margin-top="0cm" style:dynamic-spacing="true"/>
      </style:footer-style>
    </style:page-layout>
  </office:automatic-styles>
  <office:master-styles>
    <style:master-page style:name="Standard" style:page-layout-name="pm1">
      <style:header>
        <text:p text:style-name="P1">WORKSHEET 6</text:p>
      </style:header>
      <style:footer>
        <text:p text:style-name="P2">Department of Computer Science and Engineering, Anna University Chennai</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5-19T09:05:36</meta:creation-date>
    <dc:creator>gbbama</dc:creator>
    <dc:date>2009-05-25T17:58:45</dc:date>
    <meta:editing-cycles>17</meta:editing-cycles>
    <meta:editing-duration>PT50M46S</meta:editing-duration>
    <meta:user-defined meta:name="Info 1"/>
    <meta:user-defined meta:name="Info 2"/>
    <meta:user-defined meta:name="Info 3"/>
    <meta:user-defined meta:name="Info 4"/>
    <meta:document-statistic meta:table-count="0" meta:image-count="0" meta:object-count="0" meta:page-count="2" meta:paragraph-count="26" meta:word-count="194" meta:character-count="1227"/>
  </office:meta>
</office:document-meta>
</file>